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51445a" officeooo:paragraph-rsid="0051445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4fb4b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45a" officeooo:paragraph-rsid="0051445a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1445a" officeooo:paragraph-rsid="0051445a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4fb4b3" officeooo:paragraph-rsid="004fb4b3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183f1" officeooo:paragraph-rsid="0051445a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183f1" officeooo:paragraph-rsid="005183f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2122f" officeooo:paragraph-rsid="0052122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55a2b2"/>
    </style:style>
    <style:style style:name="P11" style:family="paragraph" style:parent-style-name="Standard" style:list-style-name="L2">
      <style:text-properties officeooo:paragraph-rsid="004fb4b3"/>
    </style:style>
    <style:style style:name="P12" style:family="paragraph" style:parent-style-name="Standard" style:list-style-name="L2">
      <style:text-properties style:font-name="DejaVu Sans Condensed" fo:font-size="12pt" fo:font-weight="normal" officeooo:rsid="004fb4b3" officeooo:paragraph-rsid="004fb4b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" fo:font-size="12pt" fo:font-weight="normal" officeooo:rsid="005183f1" officeooo:paragraph-rsid="005183f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officeooo:paragraph-rsid="005183f1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a2b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a2b2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1445a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normal" officeooo:rsid="004fb4b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83f1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officeooo:rsid="005183f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fb4b3" style:font-size-asian="12pt" style:font-weight-asian="bold" style:font-size-complex="12pt" style:font-weight-complex="bold"/>
    </style:style>
    <style:style style:name="T12" style:family="text">
      <style:text-properties officeooo:rsid="0051445a"/>
    </style:style>
    <style:style style:name="T13" style:family="text">
      <style:text-properties officeooo:rsid="005183f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40bbd"/>
    </style:style>
    <style:style style:name="T1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text:span text:style-name="T16">xx</text:span> - Controls</text:p>
          </table:table-cell>
          <table:table-cell table:style-name="Table1.B1" office:value-type="string">
            <text:p text:style-name="P16">2xx - Ground</text:p>
          </table:table-cell>
          <table:table-cell table:style-name="Table1.B1" office:value-type="string">
            <text:p text:style-name="P16">3xx - Flight</text:p>
          </table:table-cell>
          <table:table-cell table:style-name="Table1.D1" office:value-type="string">
            <text:p text:style-name="P16">4xx - A2A</text:p>
          </table:table-cell>
          <table:table-cell table:style-name="Table1.B1" office:value-type="string">
            <text:p text:style-name="P16">5xx - A2G</text:p>
          </table:table-cell>
          <table:table-cell table:style-name="Table1.F1" office:value-type="string">
            <text:p text:style-name="P16">6xx - Misc</text:p>
          </table:table-cell>
        </table:table-row>
      </table:table>
      <text:p text:style-name="P10"><text:span text:style-name="T5">4</text:span><text:span text:style-name="T6">0</text:span><text:span text:style-name="T5">1</text:span><text:span text:style-name="T1"> - </text:span><text:span text:style-name="T3">A/</text:span><text:span text:style-name="T2">A</text:span><text:span text:style-name="T4"> - </text:span><text:span text:style-name="T2">R-60M</text:span><text:span text:style-name="T7"> (AA-8 Aphid-B)</text:span></text:p>
      <text:p text:style-name="P2"/>
      <text:p text:style-name="P4">General notes</text:p>
      <text:list text:style-name="L1">
        <text:list-item>
          <text:p text:style-name="P5">Max range 8km?? <text:s/>Min range 200m.</text:p>
        </text:list-item>
        <text:list-item>
          <text:p text:style-name="P5">Limited all-aspect.</text:p>
        </text:list-item>
        <text:list-item>
          <text:p text:style-name="P5">40 deg FOV (+/-20 off boresight).</text:p>
        </text:list-item>
        <text:list-item>
          <text:p text:style-name="P6">When missiles are carried, pilot's cockpit will have 2 extra panels:</text:p>
          <text:list>
            <text:list-item>
              <text:p text:style-name="P6">A2A MSL panel, left front canopy rail -- Missile system power and missile selection.</text:p>
            </text:list-item>
            <text:list-item>
              <text:p text:style-name="P6">Right side of gunsight, missile lock lights.</text:p>
            </text:list-item>
          </text:list>
        </text:list-item>
        <text:list-item>
          <text:p text:style-name="P5">R-60s can only be carried on center pylons (2 and 5).</text:p>
        </text:list-item>
        <text:list-item>
          <text:p text:style-name="P7">Single missile weighs slightly less than a pair of ATGMs, double missile weighs slightly more than a pair of ATGMs.</text:p>
        </text:list-item>
        <text:list-item>
          <text:p text:style-name="P8">Missile equipment and ability to carry them is enabled by default (checked) in the ME. <text:s/>If the box is unchecked, missiles are restricted in the weapon restriction settings. <text:s/>If box is re-checked, missiles must be manually un-restricted.</text:p>
        </text:list-item>
        <text:list-item>
          <text:p text:style-name="P9">Missiles are highly susceptible to flares.</text:p>
        </text:list-item>
      </text:list>
      <text:p text:style-name="P3"/>
      <text:p text:style-name="P1">Using R-60M (AA-8 Aphid-B)</text:p>
      <text:list xml:id="list3240285784" text:style-name="L2">
        <text:list-item>
          <text:p text:style-name="P12"><text:span text:style-name="T14">A2A MSL</text:span> panel<text:span text:style-name="T12"> (left front canopy rail)</text:span>:</text:p>
          <text:list>
            <text:list-item>
              <text:p text:style-name="P12"><text:span text:style-name="T14">PWR switch</text:span> ... <text:span text:style-name="T14">ON</text:span></text:p>
            </text:list-item>
            <text:list-item>
              <text:p text:style-name="P12"><text:span text:style-name="T14">AIR/GND switch</text:span> ... <text:span text:style-name="T14">AIR</text:span></text:p>
            </text:list-item>
            <text:list-item>
              <text:p text:style-name="P12"><text:span text:style-name="T14">LNCHR selector knob</text:span> ... <text:span text:style-name="T14">1</text:span> (left pylon)<text:span text:style-name="T15"> or</text:span> <text:span text:style-name="T14">2</text:span> (right pylon)<text:span text:style-name="T15"> (</text:span>3<text:span text:style-name="T15"> and</text:span> 4<text:span text:style-name="T15"> are unused)</text:span></text:p>
            </text:list-item>
          </text:list>
        </text:list-item>
      </text:list>
      <text:list text:style-name="L3">
        <text:list-item>
          <text:list>
            <text:list-item>
              <text:p text:style-name="P14"><text:span text:style-name="T8">When A2A MSL panel is ON, </text:span><text:span text:style-name="T9">Petrovich AI ATGM launch command button is </text:span><text:span text:style-name="T10">disabled</text:span><text:span text:style-name="T9">.</text:span></text:p>
            </text:list-item>
          </text:list>
        </text:list-item>
      </text:list>
      <text:list xml:id="list165635214420734" text:continue-list="list3240285784" text:style-name="L2">
        <text:list-item>
          <text:p text:style-name="P11"><text:span text:style-name="T11">Weapon selector knob</text:span><text:span text:style-name="T8"> ... </text:span><text:span text:style-name="T11">OFF/MSL</text:span><text:span text:style-name="T8"> (center console between legs) (</text:span><text:span text:style-name="T11">Gray Reset Hat left</text:span><text:span text:style-name="T8">)</text:span></text:p>
        </text:list-item>
        <text:list-item>
          <text:p text:style-name="P12">Seekers take ~60 seconds to power on, <text:span text:style-name="T14">SEEKR OPR</text:span> light next to gunsight turns on<text:span text:style-name="T13"> when ready</text:span>.</text:p>
        </text:list-item>
        <text:list-item>
          <text:p text:style-name="P12">Put target in gunsight rings to lock. <text:s/>When you have tone (<text:span text:style-name="T14">beeping</text:span>), <text:span text:style-name="T14">LOCK ON</text:span> light next to gunsight will turn on.</text:p>
        </text:list-item>
        <text:list-item>
          <text:p text:style-name="P13">Fire with <text:span text:style-name="T14">Trigger</text:span>.</text:p>
        </text:list-item>
        <text:list-item>
          <text:p text:style-name="P12">Seeker will automatically uncage and continue tracking the target. <text:s/>If lock is lost, seeker will re-cage. <text:s/>There is no ability to manually cage/unc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6:35.001000000</dc:date>
    <meta:editing-duration>PT10H57M31S</meta:editing-duration>
    <meta:editing-cycles>5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293" meta:character-count="1583" meta:non-whitespace-character-count="1333"/>
  </office:meta>
</office:document-meta>
</file>